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1E1000001491E5F592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_33__20_Dashes_20_3_20_Dots_20__28_var_29_" svg:stroke-width="0.16cm" svg:stroke-color="#000080" draw:marker-start-width="0.44cm" draw:marker-end-width="0.44cm" draw:fill="none" draw:textarea-horizontal-align="justify" draw:textarea-vertical-align="middle" draw:auto-grow-height="false" fo:padding-top="0.205cm" fo:padding-bottom="0.205cm" fo:padding-left="0.33cm" fo:padding-right="0.33cm"/>
    </style:style>
    <style:style style:name="gr2" style:family="graphic" style:parent-style-name="standard">
      <style:graphic-properties draw:stroke="solid"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8cm" svg:stroke-color="#ff0000" draw:marker-start-width="0.12cm" draw:marker-end-width="0.12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0.761cm"/>
    </style:style>
    <style:style style:name="gr6" style:family="graphic" style:parent-style-name="objectwithoutfill">
      <style:graphic-properties draw:stroke="solid" svg:stroke-width="0.1cm" svg:stroke-color="#000080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3" style:family="paragraph">
      <style:text-properties fo:font-family="'Times New Roman'" style:font-family-generic="roman" style:font-pitch="variable" fo:font-size="15pt" style:font-size-asian="15pt" style:font-size-complex="15pt"/>
    </style:style>
    <style:style style:name="T1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2" style:family="text">
      <style:text-properties fo:font-family="'Times New Roman'" style:font-family-generic="roman" style:font-pitch="variable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6.6cm" svg:height="5.6cm" svg:x="4.3cm" svg:y="19.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13.2cm" svg:height="9.6cm" draw:transform="rotate (-1.57306525482249) translate (12.1cm 2.922cm)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2.273cm" svg:height="8.11cm" draw:transform="rotate (-1.57306525482249) translate (11.509cm 3.221cm)">
          <draw:image xlink:href="Pictures/10000000000001E1000001491E5F592C.png" xlink:type="simple" xlink:show="embed" xlink:actuate="onLoad">
            <text:p/>
          </draw:image>
        </draw:frame>
        <draw:custom-shape draw:style-name="gr4" draw:text-style-name="P1" draw:layer="layout" svg:width="3.9cm" svg:height="8.7cm" draw:transform="rotate (-1.57306525482249) translate (11.879cm 11.621cm)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5.828cm" svg:height="1.011cm" draw:transform="rotate (-1.57306525482249) translate (11.3cm 3.202cm)">
          <draw:text-box>
            <text:p text:style-name="P2"><text:span text:style-name="T1">Trabalho de [BAC11]</text:span></text:p>
          </draw:text-box>
        </draw:frame>
        <draw:line draw:style-name="gr6" draw:text-style-name="P1" draw:layer="layout" svg:x1="3.2cm" svg:y1="15.6cm" svg:x2="4.4cm" svg:y2="19.3cm">
          <text:p/>
        </draw:line>
        <draw:line draw:style-name="gr6" draw:text-style-name="P1" draw:layer="layout" svg:x1="11.9cm" svg:y1="15.6cm" svg:x2="11cm" svg:y2="19.2cm">
          <text:p/>
        </draw:line>
        <draw:frame draw:style-name="gr7" draw:text-style-name="P3" draw:layer="layout" svg:width="4.426cm" svg:height="0.852cm" draw:transform="rotate (-1.55264490257416) translate (8.272cm 19.806cm)">
          <draw:text-box>
            <text:p><text:span text:style-name="T2">Trabalho Propost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7T17:25:33.22</meta:creation-date>
    <dc:date>2012-11-27T17:49:32.61</dc:date>
    <meta:editing-duration>PT8M37S</meta:editing-duration>
    <meta:editing-cycles>2</meta:editing-cycles>
    <meta:generator>LibreOffice/3.5$Windows_x86 LibreOffice_project/7e68ba2-a744ebf-1f241b7-c506db1-7d53735</meta:generator>
    <meta:document-statistic meta:object-count="8"/>
  </office:meta>
</office:document-meta>
</file>